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4.828cm"/>
    </style:style>
    <style:style style:name="co11" style:family="table-column">
      <style:table-column-properties fo:break-before="auto" style:column-width="8.685cm"/>
    </style:style>
    <style:style style:name="ro1" style:family="table-row">
      <style:table-row-properties style:row-height="6.0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fo:color="#800000" style:font-name="Liberation Sans" style:font-name-asian="TakaoPGothic" style:font-name-complex="TakaoPGothic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style:font-name-asian="TakaoPGothic" style:font-name-complex="TakaoPGothic"/>
    </style:style>
    <style:style style:name="ce4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These “Self-Training as RNN” experiments are done because we concluded that without Reconstruction, or feature learning the performance generally is decreasing.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NetTyp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Soft/Hard</text:p>
          </table:table-cell>
          <table:table-cell office:value-type="string" calcext:value-type="string">
            <text:p>MH-RNN</text:p>
          </table:table-cell>
          <table:table-cell office:value-type="string" calcext:value-type="string">
            <text:p>Precedenc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Result</text:p>
          </table:table-cell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Other Fact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tchNorm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ain Lgraph many time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rease T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 office:value-type="string" calcext:value-type="string">
            <text:p>T=2 and Lateral Connection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 office:value-type="string" calcext:value-type="string">
            <text:p>Average when inferenc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%, nan, acc decreasing</text:p>
          </table:table-cell>
          <table:table-cell office:value-type="string" calcext:value-type="string">
            <text:p>Semi-Soft (soft value in argmax), the others are zero.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%, acc decreasing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%, better over time, nan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50%, better over time, nan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8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20-40%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Elman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%, acc not desc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-70, acc desc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%, acc not desc at the big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0%, acc not desc at the big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Parameter tying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Use all input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Use all output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Last on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Use soft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Reconstruct</text:p>
          </table:table-cell>
          <table:table-cell office:value-type="string" calcext:value-type="string">
            <text:p>First one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Hard value</text:p>
          </table:table-cell>
          <table:table-cell office:value-type="string" calcext:value-type="string">
            <text:p>Not MH-RNN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See 62 and 66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L1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00/00/00</text:date>, <text:time style:data-style-name="N2" text:time-value="18:15:50.20546217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3T15:35:57.008702704</dc:date>
    <meta:generator>LibreOffice/4.2.8.2$Linux_X86_64 LibreOffice_project/420m0$Build-2</meta:generator>
    <meta:editing-duration>P17DT22H13S</meta:editing-duration>
    <meta:editing-cycles>136</meta:editing-cycles>
    <meta:document-statistic meta:table-count="1" meta:cell-count="963" meta:object-count="0"/>
  </office:meta>
</office:document-meta>
</file>